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cccccd" draw:fill-image-width="0cm" draw:fill-image-height="0cm" draw:textarea-horizontal-align="justify" draw:textarea-vertical-align="middle" draw:auto-grow-height="false"/>
    </style:style>
    <style:style style:name="gr3" style:family="graphic" style:parent-style-name="standard">
      <style:graphic-properties draw:fill-image-width="0cm" draw:fill-image-height="0cm" draw:textarea-horizontal-align="justify" draw:textarea-vertical-align="middle" draw:auto-grow-height="false"/>
    </style:style>
    <style:style style:name="gr4" style:family="graphic" style:parent-style-name="standard">
      <style:graphic-properties draw:fill="solid" draw:fill-color="#ffcc99" draw:fill-image-width="0cm" draw:fill-image-height="0cm" draw:textarea-horizontal-align="justify" draw:textarea-vertical-align="middle" draw:auto-grow-height="false"/>
    </style:style>
    <style:style style:name="gr5" style:family="graphic" style:parent-style-name="standard">
      <style:graphic-properties draw:marker-start="Arrow" draw:marker-start-width="0.3cm" draw:marker-end="Arrow" draw:marker-end-width="0.3cm" draw:fill-image-width="0cm" draw:fill-image-height="0cm" draw:textarea-horizontal-align="center" draw:textarea-vertical-align="middle"/>
    </style:style>
    <style:style style:name="gr6" style:family="graphic" style:parent-style-name="standard">
      <style:graphic-properties draw:fill="solid" draw:fill-color="#33cc66" draw:fill-image-width="0cm" draw:fill-image-height="0cm" draw:textarea-horizontal-align="justify" draw:textarea-vertical-align="middle" draw:auto-grow-height="false"/>
    </style:style>
    <style:style style:name="gr7" style:family="graphic" style:parent-style-name="standard">
      <style:graphic-properties draw:stroke="none" svg:stroke-color="#000000" draw:fill="none" draw:fill-color="#ffffff" draw:fill-image-width="0cm" draw:fill-image-height="0cm" draw:auto-grow-height="true" draw:auto-grow-width="false" fo:max-height="0cm" fo:min-height="2.232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2.213cm"/>
    </style:style>
    <style:style style:name="gr10" style:family="graphic" style:parent-style-name="standard">
      <style:graphic-properties draw:stroke="none" svg:stroke-color="#000000" draw:fill="none" draw:fill-color="#ffffff" draw:auto-grow-height="true" draw:auto-grow-width="false" fo:max-height="0cm" fo:min-height="0.615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3.281cm"/>
    </style:style>
    <style:style style:name="gr14" style:family="graphic">
      <style:graphic-properties style:protect="size"/>
    </style:style>
    <style:style style:name="pr1" style:family="presentation" style:parent-style-name="Default-notes">
      <style:graphic-properties draw:fill-color="#ffffff" fo:min-height="12.322cm"/>
    </style:style>
    <style:style style:name="P1" style:family="paragraph">
      <style:paragraph-properties fo:margin-left="0cm" fo:margin-right="0cm" fo:text-align="center" fo:text-indent="0cm"/>
    </style:style>
    <style:style style:name="P2" style:family="paragraph">
      <style:paragraph-properties fo:text-align="center"/>
      <style:text-properties fo:font-size="14pt"/>
    </style:style>
    <style:style style:name="P3" style:family="paragraph">
      <style:paragraph-properties fo:text-align="center"/>
    </style:style>
    <style:style style:name="P4" style:family="paragraph">
      <style:paragraph-properties fo:margin-left="0cm" fo:margin-right="0cm" fo:text-align="center" fo:text-indent="0cm"/>
      <style:text-properties fo:font-size="14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1pt"/>
    </style:style>
    <style:style style:name="P7" style:family="paragraph">
      <style:paragraph-properties fo:margin-left="0cm" fo:margin-right="0cm" fo:text-align="center" fo:text-indent="0cm"/>
      <style:text-properties fo:font-size="11pt"/>
    </style:style>
    <style:style style:name="P8" style:family="paragraph">
      <style:paragraph-properties fo:margin-left="0cm" fo:margin-right="0cm" fo:text-align="start" fo:text-indent="0cm"/>
    </style:style>
    <style:style style:name="P9" style:family="paragraph">
      <style:paragraph-properties fo:text-align="start"/>
      <style:text-properties fo:font-size="14pt"/>
    </style:style>
    <style:style style:name="P10" style:family="paragraph">
      <style:paragraph-properties fo:margin-left="0cm" fo:margin-right="0cm" fo:text-indent="0cm"/>
      <style:text-properties fo:font-size="12pt"/>
    </style:style>
    <style:style style:name="P11" style:family="paragraph">
      <style:paragraph-properties fo:margin-left="0.6cm" fo:margin-right="0cm" fo:text-indent="-0.6cm"/>
    </style:style>
    <style:style style:name="T1" style:family="text">
      <style:text-properties fo:font-size="14pt"/>
    </style:style>
    <style:style style:name="T2" style:family="text">
      <style:text-properties fo:font-size="11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custom-shape draw:style-name="gr1" draw:text-style-name="P2" draw:layer="layout" svg:width="14.481cm" svg:height="1.296cm" svg:x="12.895cm" svg:y="17.981cm">
          <text:p text:style-name="P1"><text:span text:style-name="T1">Media Engines use Media frameworks for decoding</text:span></text:p>
          <draw:enhanced-geometry svg:viewBox="0 0 21600 21600" draw:type="rectangle" draw:enhanced-path="M 0 0 L 21600 0 21600 21600 0 21600 0 0 Z N"/>
        </draw:custom-shape>
        <draw:custom-shape draw:style-name="gr2" draw:text-style-name="P3" draw:id="id1" draw:layer="layout" svg:width="6.985cm" svg:height="4.445cm" svg:x="4.445cm" svg:y="6.985cm">
          <text:p text:style-name="P5"/>
          <draw:enhanced-geometry svg:viewBox="0 0 21600 21600" draw:type="rectangle" draw:enhanced-path="M 0 0 L 21600 0 21600 21600 0 21600 0 0 Z N"/>
        </draw:custom-shape>
        <draw:custom-shape draw:style-name="gr3" draw:text-style-name="P3" draw:id="id3" draw:layer="layout" svg:width="4.445cm" svg:height="1.905cm" svg:x="0.531cm" svg:y="2.67cm">
          <text:p text:style-name="P1">Media 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4" draw:layer="layout" svg:width="5.08cm" svg:height="1.905cm" svg:x="5.611cm" svg:y="2.67cm">
          <text:p text:style-name="P1">Applic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445cm" svg:height="2.54cm" svg:x="12.44cm" svg:y="15.843cm">
          <text:p text:style-name="P1">Helix Eng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5.715cm" svg:height="2.54cm" svg:x="16.885cm" svg:y="15.843cm">
          <text:p text:style-name="P1">GStreamer Eng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5.14cm" svg:height="2.54cm" svg:x="22.6cm" svg:y="15.843cm">
          <text:p text:style-name="P1">Cruxus Eng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line" svg:x1="11.43cm" svg:y1="9.207cm" svg:x2="16.99cm" svg:y2="11.631cm" draw:start-shape="id1" draw:start-glue-point="1" draw:end-shape="id2" draw:end-glue-point="0">
          <text:p text:style-name="P1">IPC</text:p>
        </draw:connector>
        <draw:connector draw:style-name="gr5" draw:text-style-name="P4" draw:layer="layout" draw:type="line" svg:x1="2.753cm" svg:y1="4.575cm" svg:x2="7.937cm" svg:y2="6.985cm" draw:start-shape="id3" draw:start-glue-point="2" draw:end-shape="id1" draw:end-glue-point="0">
          <text:p text:style-name="P1"><text:span text:style-name="T1">Uses</text:span></text:p>
        </draw:connector>
        <draw:connector draw:style-name="gr5" draw:text-style-name="P4" draw:layer="layout" draw:type="line" svg:x1="8.151cm" svg:y1="4.575cm" svg:x2="7.937cm" svg:y2="6.985cm" draw:start-shape="id4" draw:start-glue-point="2" draw:end-shape="id1" draw:end-glue-point="0">
          <text:p text:style-name="P1"><text:span text:style-name="T1">Uses</text:span></text:p>
        </draw:connector>
        <draw:custom-shape draw:style-name="gr6" draw:text-style-name="P1" draw:layer="layout" svg:width="9.525cm" svg:height="3.81cm" svg:x="14.98cm" svg:y="12.668cm">
          <text:p text:style-name="P5"/>
          <draw:enhanced-geometry svg:viewBox="0 0 21600 21600" draw:type="rectangle" draw:enhanced-path="M 0 0 L 21600 0 21600 21600 0 21600 0 0 Z N"/>
        </draw:custom-shape>
        <draw:frame draw:style-name="gr7" draw:text-style-name="P6" draw:layer="layout" svg:width="9.525cm" svg:height="2.482cm" svg:x="14.98cm" svg:y="13.996cm">
          <draw:text-box>
            <text:p text:style-name="P5"><text:span text:style-name="T2">Engines are loaded into the Media Server process, multiple active engines are possible. The server manages sessions from the media library and arbitrates the Engines access to the underlying audio device.</text:span></text:p>
          </draw:text-box>
        </draw:frame>
        <draw:frame draw:style-name="gr8" draw:text-style-name="P6" draw:layer="layout" svg:width="4.348cm" svg:height="0.683cm" svg:x="12.537cm" svg:y="17.7cm">
          <draw:text-box>
            <text:p text:style-name="P5"><text:span text:style-name="T2">Helix DNA Client 3.1</text:span></text:p>
          </draw:text-box>
        </draw:frame>
        <draw:frame draw:style-name="gr8" draw:text-style-name="P7" draw:layer="layout" svg:width="5.702cm" svg:height="0.683cm" svg:x="16.911cm" svg:y="17.7cm">
          <draw:text-box>
            <text:p text:style-name="P1"><text:span text:style-name="T2">GStreamer 0.10</text:span></text:p>
          </draw:text-box>
        </draw:frame>
        <draw:frame draw:style-name="gr8" draw:text-style-name="P6" draw:layer="layout" svg:width="5.715cm" svg:height="0.683cm" svg:x="22.6cm" svg:y="17.7cm">
          <draw:text-box>
            <text:p text:style-name="P5"><text:span text:style-name="T2">In house audio only engine</text:span></text:p>
          </draw:text-box>
        </draw:frame>
        <draw:frame draw:style-name="gr9" draw:text-style-name="P6" draw:layer="layout" svg:width="6.933cm" svg:height="2.463cm" svg:x="4.471cm" svg:y="9.006cm">
          <draw:text-box>
            <text:p text:style-name="P5"><text:span text:style-name="T2">Provides Media Controls, for starting,stopping, retrieving information and Widgets to enable RAD.</text:span></text:p>
          </draw:text-box>
        </draw:frame>
        <draw:frame draw:style-name="gr8" draw:text-style-name="P6" draw:layer="layout" svg:width="3.81cm" svg:height="0.683cm" svg:x="1.166cm" svg:y="3.892cm">
          <draw:text-box>
            <text:p text:style-name="P5"><text:span text:style-name="T2">End Application</text:span></text:p>
          </draw:text-box>
        </draw:frame>
        <draw:frame draw:style-name="gr8" draw:text-style-name="P6" draw:layer="layout" svg:width="3.81cm" svg:height="0.683cm" svg:x="6.686cm" svg:y="3.892cm">
          <draw:text-box>
            <text:p text:style-name="P5"><text:span text:style-name="T2">End Application</text:span></text:p>
          </draw:text-box>
        </draw:frame>
        <draw:frame draw:style-name="gr10" draw:text-style-name="P5" draw:layer="layout" svg:width="5.67cm" svg:height="0.962cm" svg:x="5.605cm" svg:y="7.97cm">
          <draw:text-box>
            <text:p text:style-name="P5">Media Library</text:p>
          </draw:text-box>
        </draw:frame>
        <draw:custom-shape draw:style-name="gr3" draw:text-style-name="P3" draw:id="id5" draw:layer="layout" svg:width="5.08cm" svg:height="1.905cm" svg:x="11.346cm" svg:y="2.639cm">
          <text:p text:style-name="P1">Applic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 draw:layer="layout" svg:width="3.81cm" svg:height="0.683cm" svg:x="12.421cm" svg:y="3.861cm">
          <draw:text-box>
            <text:p text:style-name="P5"><text:span text:style-name="T2">End Application</text:span></text:p>
          </draw:text-box>
        </draw:frame>
        <draw:connector draw:style-name="gr5" draw:text-style-name="P4" draw:layer="layout" draw:type="line" svg:x1="13.886cm" svg:y1="4.544cm" svg:x2="7.937cm" svg:y2="6.985cm" draw:start-shape="id5" draw:start-glue-point="2" draw:end-shape="id1" draw:end-glue-point="0">
          <text:p text:style-name="P1"><text:span text:style-name="T1">Uses</text:span></text:p>
        </draw:connector>
        <draw:frame draw:style-name="gr8" draw:text-style-name="P1" draw:layer="layout" svg:width="9.493cm" svg:height="0.962cm" svg:x="14.967cm" svg:y="12.927cm">
          <draw:text-box>
            <text:p text:style-name="P1">Media Server</text:p>
          </draw:text-box>
        </draw:frame>
        <draw:custom-shape draw:style-name="gr11" draw:text-style-name="P3" draw:layer="layout" svg:width="7.256cm" svg:height="5.864cm" svg:x="2.852cm" svg:y="13.025cm">
          <text:p text:style-name="P5"/>
          <draw:enhanced-geometry svg:viewBox="0 0 21600 21600" draw:type="rectangle" draw:enhanced-path="M 0 0 L 21600 0 21600 21600 0 21600 0 0 Z N"/>
        </draw:custom-shape>
        <draw:frame draw:style-name="gr8" draw:text-style-name="P1" draw:layer="layout" svg:width="7.225cm" svg:height="0.962cm" svg:x="2.883cm" svg:y="13.381cm">
          <draw:text-box>
            <text:p text:style-name="P1">Video Surface</text:p>
          </draw:text-box>
        </draw:frame>
        <draw:line draw:style-name="gr12" draw:text-style-name="P3" draw:layer="layout" svg:x1="10.076cm" svg:y1="16.069cm" svg:x2="12.506cm" svg:y2="17.106cm">
          <text:p text:style-name="P5"/>
        </draw:line>
        <draw:frame draw:style-name="gr13" draw:text-style-name="P8" draw:layer="layout" svg:width="7.062cm" svg:height="3.531cm" svg:x="3.013cm" svg:y="14.806cm">
          <draw:text-box>
            <text:p text:style-name="P8"><text:span text:style-name="T3">Each Engine renders to a video surface, that is made available to the End Application through the Media Library. The surface can be used as a normal QWidget through window embedding.</text:span></text:p>
          </draw:text-box>
        </draw:frame>
        <draw:line draw:style-name="gr12" draw:text-style-name="P3" draw:layer="layout" svg:x1="6.512cm" svg:y1="13.056cm" svg:x2="6.836cm" svg:y2="11.436cm">
          <text:p text:style-name="P5"/>
        </draw:line>
        <draw:custom-shape draw:style-name="gr1" draw:text-style-name="P2" draw:id="id2" draw:layer="layout" svg:width="4.05cm" svg:height="1.037cm" svg:x="14.965cm" svg:y="11.631cm">
          <text:p text:style-name="P1"><text:span text:style-name="T1"><text:s/></text:span><text:span text:style-name="T1">Media API</text:span></text:p>
          <draw:enhanced-geometry svg:viewBox="0 0 21600 21600" draw:type="rectangle" draw:enhanced-path="M 0 0 L 21600 0 21600 21600 0 21600 0 0 Z N"/>
        </draw:custom-shape>
        <draw:custom-shape draw:style-name="gr1" draw:text-style-name="P2" draw:id="id7" draw:layer="layout" svg:width="2.721cm" svg:height="1.037cm" svg:x="19.019cm" svg:y="11.633cm">
          <text:p text:style-name="P1"><text:span text:style-name="T1">QSound</text:span></text:p>
          <draw:enhanced-geometry svg:viewBox="0 0 21600 21600" draw:type="rectangle" draw:enhanced-path="M 0 0 L 21600 0 21600 21600 0 21600 0 0 Z N"/>
        </draw:custom-shape>
        <draw:custom-shape draw:style-name="gr1" draw:text-style-name="P3" draw:layer="layout" svg:width="2.722cm" svg:height="1.037cm" svg:x="21.739cm" svg:y="11.63cm">
          <text:p text:style-name="P1">API x</text:p>
          <draw:enhanced-geometry svg:viewBox="0 0 21600 21600" draw:type="rectangle" draw:enhanced-path="M 0 0 L 21600 0 21600 21600 0 21600 0 0 Z N"/>
        </draw:custom-shape>
        <draw:custom-shape draw:style-name="gr3" draw:text-style-name="P3" draw:id="id6" draw:layer="layout" svg:width="5.08cm" svg:height="1.905cm" svg:x="17.178cm" svg:y="2.607cm">
          <text:p text:style-name="P1">Applic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 draw:layer="layout" svg:width="3.81cm" svg:height="0.683cm" svg:x="18.253cm" svg:y="3.829cm">
          <draw:text-box>
            <text:p text:style-name="P5"><text:span text:style-name="T2">End Application</text:span></text:p>
          </draw:text-box>
        </draw:frame>
        <draw:connector draw:style-name="gr5" draw:text-style-name="P4" draw:layer="layout" draw:type="line" svg:x1="19.718cm" svg:y1="4.512cm" svg:x2="20.379cm" svg:y2="11.633cm" draw:start-shape="id6" draw:start-glue-point="2" draw:end-shape="id7" draw:end-glue-point="0">
          <text:p text:style-name="P1"><text:span text:style-name="T1">Uses</text:span></text:p>
        </draw:connector>
        <draw:custom-shape draw:style-name="gr11" draw:text-style-name="P9" draw:layer="layout" svg:width="4.957cm" svg:height="1.587cm" svg:x="22.485cm" svg:y="8.747cm">
          <text:p text:style-name="P5"/>
          <draw:enhanced-geometry svg:viewBox="0 0 21600 21600" draw:type="rectangle" draw:enhanced-path="M 0 0 L 21600 0 21600 21600 0 21600 0 0 Z N"/>
        </draw:custom-shape>
        <draw:frame draw:style-name="gr8" draw:text-style-name="P10" draw:layer="layout" svg:width="4.924cm" svg:height="1.199cm" svg:x="22.42cm" svg:y="8.941cm">
          <draw:text-box>
            <text:p text:style-name="P8"><text:span text:style-name="T3">The Media server supports multiple APIs</text:span></text:p>
          </draw:text-box>
        </draw:frame>
        <draw:line draw:style-name="gr12" draw:text-style-name="P3" draw:layer="layout" svg:x1="22.808cm" svg:y1="11.598cm" svg:x2="23.845cm" svg:y2="10.335cm">
          <text:p text:style-name="P5"/>
        </draw:line>
        <presentation:notes draw:style-name="dp2">
          <draw:page-thumbnail draw:style-name="gr14" draw:layer="layout" svg:width="13.968cm" svg:height="10.476cm" svg:x="3.81cm" svg:y="2.123cm" draw:page-number="1" presentation:class="page"/>
          <draw:frame presentation:style-name="pr1" draw:text-style-name="P1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en" style:country-asian="US" style:font-family-complex="'Albany AMT'"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lbany AMT'"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lbany AMT'" style:font-family-generic-asian="system" style:font-pitch-asian="variable" style:font-size-asian="44pt" style:font-style-asian="normal" style:font-weight-asian="normal" style:font-family-complex="'Albany AMT'"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lbany AMT'"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lbany AMT'"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lbany AMT'"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thumbnail draw:layer="backgroundobjects" svg:width="5.586cm" svg:height="4.189cm" svg:x="11.176cm" svg:y="4.327cm" draw:page-number="1"/>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8-03-18T15:44:36</meta:creation-date>
    <dc:date>2008-09-24T14:04:56</dc:date>
    <dc:language>en-US</dc:language>
    <meta:editing-cycles>4</meta:editing-cycles>
    <meta:editing-duration>P1DT1H54M47S</meta:editing-duration>
    <meta:user-defined meta:name="Info 1"/>
    <meta:user-defined meta:name="Info 2"/>
    <meta:user-defined meta:name="Info 3"/>
    <meta:user-defined meta:name="Info 4"/>
    <meta:document-statistic meta:object-count="60"/>
  </office:meta>
</office:document-meta>
</file>